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de" fo:country="DE" officeooo:rsid="0001e0c8" officeooo:paragraph-rsid="0001e0c8"/>
    </style:style>
    <style:style style:name="P2" style:family="paragraph" style:parent-style-name="Standard">
      <style:text-properties fo:language="de" fo:country="DE" officeooo:rsid="0001ee67" officeooo:paragraph-rsid="0001ee67"/>
    </style:style>
    <style:style style:name="P3" style:family="paragraph" style:parent-style-name="Standard">
      <style:text-properties fo:language="de" fo:country="DE" officeooo:rsid="0008b478" officeooo:paragraph-rsid="0008b478"/>
    </style:style>
    <style:style style:name="P4" style:family="paragraph" style:parent-style-name="Standard">
      <style:text-properties fo:language="de" fo:country="DE" officeooo:rsid="000adb55" officeooo:paragraph-rsid="000adb55"/>
    </style:style>
    <style:style style:name="P5" style:family="paragraph" style:parent-style-name="Standard">
      <style:text-properties fo:language="de" fo:country="DE" officeooo:rsid="0013b9e6" officeooo:paragraph-rsid="0013b9e6"/>
    </style:style>
    <style:style style:name="P6" style:family="paragraph" style:parent-style-name="Standard">
      <style:text-properties fo:language="de" fo:country="DE" officeooo:rsid="000cffd2" officeooo:paragraph-rsid="000cffd2"/>
    </style:style>
    <style:style style:name="P7" style:family="paragraph" style:parent-style-name="Standard">
      <style:text-properties fo:language="de" fo:country="DE" officeooo:rsid="000eaa18" officeooo:paragraph-rsid="000cffd2"/>
    </style:style>
    <style:style style:name="P8" style:family="paragraph" style:parent-style-name="Standard">
      <style:text-properties fo:language="de" fo:country="DE" officeooo:rsid="000ec431" officeooo:paragraph-rsid="000ec431"/>
    </style:style>
    <style:style style:name="P9" style:family="paragraph" style:parent-style-name="Standard">
      <style:text-properties fo:language="de" fo:country="DE" officeooo:rsid="0015d131" officeooo:paragraph-rsid="0015d131"/>
    </style:style>
    <style:style style:name="P10" style:family="paragraph" style:parent-style-name="Standard">
      <style:text-properties fo:language="de" fo:country="DE" officeooo:rsid="0017555e" officeooo:paragraph-rsid="0017555e"/>
    </style:style>
    <style:style style:name="P11" style:family="paragraph" style:parent-style-name="Standard">
      <style:text-properties fo:language="de" fo:country="DE" officeooo:paragraph-rsid="001913c2"/>
    </style:style>
    <style:style style:name="P12" style:family="paragraph" style:parent-style-name="Standard">
      <style:text-properties fo:language="de" fo:country="DE" officeooo:rsid="0030bb70" officeooo:paragraph-rsid="0030bb70"/>
    </style:style>
    <style:style style:name="P13" style:family="paragraph" style:parent-style-name="Standard">
      <style:text-properties officeooo:paragraph-rsid="00283f4c"/>
    </style:style>
    <style:style style:name="P14" style:family="paragraph" style:parent-style-name="Standard">
      <style:text-properties officeooo:paragraph-rsid="002baee4"/>
    </style:style>
    <style:style style:name="P15" style:family="paragraph" style:parent-style-name="Standard">
      <style:text-properties officeooo:rsid="002db0bc" officeooo:paragraph-rsid="002db0bc"/>
    </style:style>
    <style:style style:name="P16" style:family="paragraph" style:parent-style-name="Standard">
      <style:text-properties officeooo:rsid="0031b7d6" officeooo:paragraph-rsid="0038da60"/>
    </style:style>
    <style:style style:name="P17" style:family="paragraph" style:parent-style-name="Standard">
      <style:text-properties fo:language="de" fo:country="DE" officeooo:rsid="000387f5" officeooo:paragraph-rsid="000387f5"/>
    </style:style>
    <style:style style:name="P18" style:family="paragraph" style:parent-style-name="Standard">
      <style:text-properties fo:language="de" fo:country="DE" officeooo:rsid="001913c2" officeooo:paragraph-rsid="001913c2"/>
    </style:style>
    <style:style style:name="P19" style:family="paragraph" style:parent-style-name="Standard">
      <style:text-properties officeooo:rsid="002baee4" officeooo:paragraph-rsid="002baee4"/>
    </style:style>
    <style:style style:name="T1" style:family="text">
      <style:text-properties officeooo:rsid="00090c81"/>
    </style:style>
    <style:style style:name="T2" style:family="text">
      <style:text-properties officeooo:rsid="000adb55"/>
    </style:style>
    <style:style style:name="T3" style:family="text">
      <style:text-properties officeooo:rsid="00109ccd"/>
    </style:style>
    <style:style style:name="T4" style:family="text">
      <style:text-properties officeooo:rsid="001a29ef"/>
    </style:style>
    <style:style style:name="T5" style:family="text">
      <style:text-properties fo:language="de" fo:country="DE" officeooo:rsid="00283f4c"/>
    </style:style>
    <style:style style:name="T6" style:family="text">
      <style:text-properties fo:language="de" fo:country="DE" officeooo:rsid="0028f9a5"/>
    </style:style>
    <style:style style:name="T7" style:family="text">
      <style:text-properties fo:language="de" fo:country="DE" officeooo:rsid="002baee4"/>
    </style:style>
    <style:style style:name="T8" style:family="text">
      <style:text-properties officeooo:rsid="002ae667"/>
    </style:style>
    <style:style style:name="T9" style:family="text">
      <style:text-properties officeooo:rsid="002e8464"/>
    </style:style>
    <style:style style:name="T10" style:family="text">
      <style:text-properties officeooo:rsid="00332063"/>
    </style:style>
    <style:style style:name="T11" style:family="text">
      <style:text-properties officeooo:rsid="0034bb76"/>
    </style:style>
    <style:style style:name="T12" style:family="text">
      <style:text-properties officeooo:rsid="003a2812"/>
    </style:style>
    <style:style style:name="T13" style:family="text">
      <style:text-properties officeooo:rsid="003acbf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ukleus = Zellkern</text:p>
      <text:p text:style-name="P2">Zelle mit Zellkern: Eukar<text:span text:style-name="T12">y</text:span>oten</text:p>
      <text:p text:style-name="P2">Zelle ohne Zellkern: Prokaryoten</text:p>
      <text:p text:style-name="P17">ist ans ER verbunden; enthält Kernporen (sorgen für Stofftransport) und Karyoplasma; Kernmembran</text:p>
      <text:p text:style-name="P3">Im Karyoplasm<text:span text:style-name="T1">a</text:span> liegen die Chromatinfäden. <text:span text:style-name="T2">Diese sind unteschiedlich lang</text:span></text:p>
      <text:p text:style-name="P4">Im Kernkörperchen werden die Ribosomen gebildet.</text:p>
      <text:p text:style-name="P5">Der Zellkern ist für die Steuerung in der Zelle verantwortlich. <text:span text:style-name="T13">Außerdem</text:span> steuert sie den Stoffwechsel in der Zellesynthetisierung der Proteine und die Zellteilung.</text:p>
      <text:p text:style-name="P6">Chromatin (Chromatinfäden) sind lange Fäden die aus DNA und Proteinen bestehen. </text:p>
      <text:p text:style-name="P7"/>
      <text:p text:style-name="P8">Die Acetabularia <text:span text:style-name="T3">ist ein Rhizoid (besteht aus einer einzigen Zelle). Der Zellkern befindet sich im Fußstück. Abgetrennte Zellteile können regenerieren wenn diese noch mit dem Zellkern verbunden sind. Die Pflanzte kann auch Zelleteile einer anderen Pflanze aufnehmen. Die neu regenierietren Zellteile sind immer identisch mit dem vorherigen Zellteil der Pflanze aus der der Zellkern kam.</text:span></text:p>
      <text:p text:style-name="P8"/>
      <text:p text:style-name="P9">Mitose ( <text:span text:style-name="T4">Teilung der Zelle)</text:span><text:line-break/></text:p>
      <text:p text:style-name="P10">1) Prophase</text:p>
      <text:p text:style-name="P10">2) Metaphase</text:p>
      <text:p text:style-name="P10">3) Anaphase</text:p>
      <text:p text:style-name="P10">4) Telophase</text:p>
      <text:p text:style-name="P10">5) G1-Phase</text:p>
      <text:p text:style-name="P10">6) S-Phase</text:p>
      <text:p text:style-name="P10">7) G2-Phase</text:p>
      <text:p text:style-name="P12">8) Interphase</text:p>
      <text:p text:style-name="P8"/>
      <text:p text:style-name="P18">Prophase: Chromosome bestehen aus 2 identischen Chromatidfäden. Am Ende der Prophase lößt sich die Kernmembran auf und der Spindelapparat wird gebildet: (Die Chromatidfäden bilden einen halbkreis). <text:s/>Folgend kondensieren die Chromosomen (Die Histone (Proteinmoleküle im Zellkern) verknäueln und verkürzen die Nucleophilamente. Durch die Verdehungen werden die Chromosomen von 30nm zu 700nm dick. </text:p>
      <text:p text:style-name="P11"/>
      <text:p text:style-name="P13"><text:span text:style-name="T5">Metaphase: Die Chromosomen ordnen sich an der Äquatorialebene an. </text:span><text:span text:style-name="T6">Die Spindelfasern (die aus Mikrotubuli </text:span><text:span text:style-name="T7">bestehen</text:span><text:span text:style-name="T6">) nehmen Kontakt zu dem Centromeren ( </text:span>Bereich eines Chromosoms in der Metaphase, der die zwei Chromatiden miteinander verbindet.) <text:span text:style-name="T8">auf. Danach erreichen die Chromosme ihren maximalen kondensationsgrad (1400nm).</text:span></text:p>
      <text:p text:style-name="P13"/>
      <text:p text:style-name="P19">Anaphase: Die Chromatiden werden mithilfe der Spindelfasern zu den entgegengesetzten Zellpolen gezogen. Die Chromosomen beginnen zu dekondensieren d.h. sie bestehen nur noch aus einem Chromatid. </text:p>
      <text:p text:style-name="P14"/>
      <text:p text:style-name="P15">Telophase: Eine neue Kernmembran wird aufgebaut, <text:span text:style-name="T9">eine Trennschicht wird zwischen den beiden Tochterzelle aufgebaut.</text:span></text:p>
      <text:p text:style-name="P15"/>
      <text:p text:style-name="P16">Interphase: Das genetische Material wird dupliziert(<text:span text:style-name="T10">S-Phase)</text:span>. <text:span text:style-name="T11">Ein ein-Chromatid-Chromosom geht in ein 2 chromatid-chromosom über. Die Chrmosome sind villstädnig dekondensiert. Danach nehmen die beiden Zellen an Volumen zu (G1-Phase).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0T23:40:51.940000000</meta:creation-date>
    <meta:generator>LibreOffice/6.3.3.2.0$Linux_X86_64 LibreOffice_project/30$Build-2</meta:generator>
    <dc:date>2019-11-14T21:47:41.712312018</dc:date>
    <meta:editing-duration>PT4H42M35S</meta:editing-duration>
    <meta:editing-cycles>64</meta:editing-cycles>
    <meta:document-statistic meta:table-count="0" meta:image-count="0" meta:object-count="0" meta:page-count="1" meta:paragraph-count="23" meta:word-count="308" meta:character-count="2305" meta:non-whitespace-character-count="2014"/>
  </office:meta>
</office:document-meta>
</file>